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51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6mm" svg:height="90.04mm" svg:x="223.72mm" svg:y="10.89mm">
            <loext:p draw:notify-on-update-of-ranges="Hoja1.A4:Hoja1.A4 Hoja1.B5:Hoja1.B15 Hoja1.C4:Hoja1.C4 Hoja1.C5:Hoja1.C15 Hoja1.A4:Hoja1.A4 Hoja1.B5:Hoja1.B15 Hoja1.D4:Hoja1.D4 Hoja1.D5:Hoja1.D15 Hoja1.A4:Hoja1.A4 Hoja1.B5:Hoja1.B15 Hoja1.E4:Hoja1.E4 Hoja1.E5:Hoja1.E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6mm" svg:height="90.05mm" svg:x="223.44mm" svg:y="107.04mm">
            <loext:p draw:notify-on-update-of-ranges="Hoja1.B20:Hoja1.B20 Hoja1.B21:Hoja1.B31 Hoja1.C20:Hoja1.C20 Hoja1.C21:Hoja1.C31 Hoja1.B21:Hoja1.B31 Hoja1.D20:Hoja1.D20 Hoja1.D21:Hoja1.D31 Hoja1.B21:Hoja1.B31 Hoja1.E20:Hoja1.E20 Hoja1.E21:Hoja1.E31 Hoja1.B21:Hoja1.B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PC LOCAL</text:p>
          </table:table-cell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, locales</text:p>
          </table:table-cell>
          <table:table-cell table:style-name="ce1" office:value-type="string" calcext:value-type="string">
            <text:p>Tiempo para vect, globales</text:p>
          </table:table-cell>
          <table:table-cell table:style-name="ce1" office:value-type="string" calcext:value-type="string">
            <text:p>Tiempo para vect,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0.000173914" calcext:value-type="float">
            <text:p>0,000173914</text:p>
          </table:table-cell>
          <table:table-cell table:style-name="ce9" office:value-type="float" office:value="0.000597002" calcext:value-type="float">
            <text:p>0,000597002</text:p>
          </table:table-cell>
          <table:table-cell table:style-name="ce9" office:value-type="float" office:value="0.000499794" calcext:value-type="float">
            <text:p>0,000499794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10" office:value-type="float" office:value="0.000591345" calcext:value-type="float">
            <text:p>0,000591345</text:p>
          </table:table-cell>
          <table:table-cell table:style-name="ce10" office:value-type="float" office:value="0.001030828" calcext:value-type="float">
            <text:p>0,001030828</text:p>
          </table:table-cell>
          <table:table-cell table:style-name="ce10" office:value-type="float" office:value="0.001241893" calcext:value-type="float">
            <text:p>0,001241893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0.001030832" calcext:value-type="float">
            <text:p>0,001030832</text:p>
          </table:table-cell>
          <table:table-cell table:style-name="ce9" office:value-type="float" office:value="0.001440173" calcext:value-type="float">
            <text:p>0,001440173</text:p>
          </table:table-cell>
          <table:table-cell table:style-name="ce9" office:value-type="float" office:value="0.00231097" calcext:value-type="float">
            <text:p>0,00231097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10"/>
          <table:table-cell table:style-name="ce10" office:value-type="float" office:value="0.003025072" calcext:value-type="float">
            <text:p>0,003025072</text:p>
          </table:table-cell>
          <table:table-cell table:style-name="ce10" office:value-type="float" office:value="0.002905682" calcext:value-type="float">
            <text:p>0,002905682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5" office:value-type="float" office:value="8388608" calcext:value-type="float">
            <text:p>8388608</text:p>
          </table:table-cell>
          <table:table-cell table:style-name="ce9"/>
          <table:table-cell table:style-name="ce9" office:value-type="float" office:value="0.007505884" calcext:value-type="float">
            <text:p>0,007505884</text:p>
          </table:table-cell>
          <table:table-cell table:style-name="ce9" office:value-type="float" office:value="0.006161948" calcext:value-type="float">
            <text:p>0,006161948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10"/>
          <table:table-cell table:style-name="ce10" office:value-type="float" office:value="0.008830261" calcext:value-type="float">
            <text:p>0,008830261</text:p>
          </table:table-cell>
          <table:table-cell table:style-name="ce10" office:value-type="float" office:value="0.007859638" calcext:value-type="float">
            <text:p>0,007859638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5" office:value-type="float" office:value="33554432" calcext:value-type="float">
            <text:p>33554432</text:p>
          </table:table-cell>
          <table:table-cell table:style-name="ce9"/>
          <table:table-cell table:style-name="ce9" office:value-type="float" office:value="0.016285385" calcext:value-type="float">
            <text:p>0,016285385</text:p>
          </table:table-cell>
          <table:table-cell table:style-name="ce9" office:value-type="float" office:value="0.015012666" calcext:value-type="float">
            <text:p>0,015012666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10"/>
          <table:table-cell table:style-name="ce10" office:value-type="float" office:value="0.032872364" calcext:value-type="float">
            <text:p>0,032872364</text:p>
          </table:table-cell>
          <table:table-cell table:style-name="ce10" office:value-type="float" office:value="0.029822471" calcext:value-type="float">
            <text:p>0,029822471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5" office:value-type="float" office:value="134217728" calcext:value-type="float">
            <text:p>134217728</text:p>
          </table:table-cell>
          <table:table-cell table:style-name="ce9"/>
          <table:table-cell table:style-name="ce9" office:value-type="float" office:value="0.069600036" calcext:value-type="float">
            <text:p>0,069600036</text:p>
          </table:table-cell>
          <table:table-cell table:style-name="ce9" office:value-type="float" office:value="0.05961574" calcext:value-type="float">
            <text:p>0,05961574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268435456" calcext:value-type="float">
            <text:p>268435456</text:p>
          </table:table-cell>
          <table:table-cell table:style-name="ce10"/>
          <table:table-cell table:style-name="ce10" office:value-type="float" office:value="0.128501006" calcext:value-type="float">
            <text:p>0,128501006</text:p>
          </table:table-cell>
          <table:table-cell table:style-name="ce10" office:value-type="float" office:value="0.130120098" calcext:value-type="float">
            <text:p>0,130120098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7" office:value-type="float" office:value="536870912" calcext:value-type="float">
            <text:p>536870912</text:p>
          </table:table-cell>
          <table:table-cell table:style-name="ce11"/>
          <table:table-cell table:style-name="ce11" office:value-type="float" office:value="0.131029924" calcext:value-type="float">
            <text:p>0,131029924</text:p>
          </table:table-cell>
          <table:table-cell table:style-name="ce11" office:value-type="float" office:value="0.244502163" calcext:value-type="float">
            <text:p>0,24450216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ATCGRID</text:p>
          </table:table-cell>
          <table:covered-table-cell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º de Componentes 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Tiempo para vect. locales</text:p>
          </table:table-cell>
          <table:table-cell table:style-name="ce1" office:value-type="string" calcext:value-type="string">
            <text:p>Tiempo para vect. Globales</text:p>
          </table:table-cell>
          <table:table-cell table:style-name="ce1" office:value-type="string" calcext:value-type="string">
            <text:p>Tiempo para vect. dinámicos</text:p>
          </table:table-cell>
        </table:table-row>
        <table:table-row table:style-name="ro1">
          <table:table-cell table:style-name="ce2" office:value-type="float" office:value="65536" calcext:value-type="float">
            <text:p>65536</text:p>
          </table:table-cell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0.000385803" calcext:value-type="float">
            <text:p>0,000385803</text:p>
          </table:table-cell>
          <table:table-cell table:style-name="ce9" office:value-type="float" office:value="0.000286567" calcext:value-type="float">
            <text:p>0,000286567</text:p>
          </table:table-cell>
          <table:table-cell table:style-name="ce9" office:value-type="float" office:value="0.000381345" calcext:value-type="float">
            <text:p>0,000381345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10" office:value-type="float" office:value="0.000763983" calcext:value-type="float">
            <text:p>0,000763983</text:p>
          </table:table-cell>
          <table:table-cell table:style-name="ce10" office:value-type="float" office:value="0.000804386" calcext:value-type="float">
            <text:p>0,000804386</text:p>
          </table:table-cell>
          <table:table-cell table:style-name="ce10" office:value-type="float" office:value="0.000770262" calcext:value-type="float">
            <text:p>0,000770262</text:p>
          </table:table-cell>
        </table:table-row>
        <table:table-row table:style-name="ro1">
          <table:table-cell table:style-name="ce2" office:value-type="float" office:value="262144" calcext:value-type="float">
            <text:p>262144</text:p>
          </table:table-cell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0.001523867" calcext:value-type="float">
            <text:p>0,001523867</text:p>
          </table:table-cell>
          <table:table-cell table:style-name="ce9" office:value-type="float" office:value="0.001547647" calcext:value-type="float">
            <text:p>0,001547647</text:p>
          </table:table-cell>
          <table:table-cell table:style-name="ce9" office:value-type="float" office:value="0.001524485" calcext:value-type="float">
            <text:p>0,001524485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6" office:value-type="float" office:value="4194304" calcext:value-type="float">
            <text:p>4194304</text:p>
          </table:table-cell>
          <table:table-cell table:style-name="ce10"/>
          <table:table-cell table:style-name="ce10" office:value-type="float" office:value="0.002778879" calcext:value-type="float">
            <text:p>0,002778879</text:p>
          </table:table-cell>
          <table:table-cell table:style-name="ce10" office:value-type="float" office:value="0.003118821" calcext:value-type="float">
            <text:p>0,003118821</text:p>
          </table:table-cell>
        </table:table-row>
        <table:table-row table:style-name="ro1">
          <table:table-cell table:style-name="ce2" office:value-type="float" office:value="1048576" calcext:value-type="float">
            <text:p>1048576</text:p>
          </table:table-cell>
          <table:table-cell table:style-name="ce5" office:value-type="float" office:value="8388608" calcext:value-type="float">
            <text:p>8388608</text:p>
          </table:table-cell>
          <table:table-cell table:style-name="ce9"/>
          <table:table-cell table:style-name="ce9" office:value-type="float" office:value="0.005065095" calcext:value-type="float">
            <text:p>0,005065095</text:p>
          </table:table-cell>
          <table:table-cell table:style-name="ce9" office:value-type="float" office:value="0.005124161" calcext:value-type="float">
            <text:p>0,005124161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6" office:value-type="float" office:value="16777216" calcext:value-type="float">
            <text:p>16777216</text:p>
          </table:table-cell>
          <table:table-cell table:style-name="ce10"/>
          <table:table-cell table:style-name="ce10" office:value-type="float" office:value="0.010061922" calcext:value-type="float">
            <text:p>0,010061922</text:p>
          </table:table-cell>
          <table:table-cell table:style-name="ce10" office:value-type="float" office:value="0.009932724" calcext:value-type="float">
            <text:p>0,009932724</text:p>
          </table:table-cell>
        </table:table-row>
        <table:table-row table:style-name="ro1">
          <table:table-cell table:style-name="ce2" office:value-type="float" office:value="4194304" calcext:value-type="float">
            <text:p>4194304</text:p>
          </table:table-cell>
          <table:table-cell table:style-name="ce5" office:value-type="float" office:value="33554432" calcext:value-type="float">
            <text:p>33554432</text:p>
          </table:table-cell>
          <table:table-cell table:style-name="ce9"/>
          <table:table-cell table:style-name="ce9" office:value-type="float" office:value="0.01995498" calcext:value-type="float">
            <text:p>0,01995498</text:p>
          </table:table-cell>
          <table:table-cell table:style-name="ce9" office:value-type="float" office:value="0.019673438" calcext:value-type="float">
            <text:p>0,019673438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6" office:value-type="float" office:value="67108864" calcext:value-type="float">
            <text:p>67108864</text:p>
          </table:table-cell>
          <table:table-cell table:style-name="ce10"/>
          <table:table-cell table:style-name="ce10" office:value-type="float" office:value="0.039712216" calcext:value-type="float">
            <text:p>0,039712216</text:p>
          </table:table-cell>
          <table:table-cell table:style-name="ce10" office:value-type="float" office:value="0.039542189" calcext:value-type="float">
            <text:p>0,039542189</text:p>
          </table:table-cell>
        </table:table-row>
        <table:table-row table:style-name="ro1">
          <table:table-cell table:style-name="ce2" office:value-type="float" office:value="16777216" calcext:value-type="float">
            <text:p>16777216</text:p>
          </table:table-cell>
          <table:table-cell table:style-name="ce5" office:value-type="float" office:value="134217728" calcext:value-type="float">
            <text:p>134217728</text:p>
          </table:table-cell>
          <table:table-cell table:style-name="ce9"/>
          <table:table-cell table:style-name="ce9" office:value-type="float" office:value="0.078091319" calcext:value-type="float">
            <text:p>0,078091319</text:p>
          </table:table-cell>
          <table:table-cell table:style-name="ce9" office:value-type="float" office:value="0.078714328" calcext:value-type="float">
            <text:p>0,078714328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6" office:value-type="float" office:value="268435456" calcext:value-type="float">
            <text:p>268435456</text:p>
          </table:table-cell>
          <table:table-cell table:style-name="ce10"/>
          <table:table-cell table:style-name="ce10" office:value-type="float" office:value="0.157049801" calcext:value-type="float">
            <text:p>0,157049801</text:p>
          </table:table-cell>
          <table:table-cell table:style-name="ce10" office:value-type="float" office:value="0.157716293" calcext:value-type="float">
            <text:p>0,157716293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7" office:value-type="float" office:value="536870912" calcext:value-type="float">
            <text:p>536870912</text:p>
          </table:table-cell>
          <table:table-cell table:style-name="ce11"/>
          <table:table-cell table:style-name="ce11" office:value-type="float" office:value="0.156727475" calcext:value-type="float">
            <text:p>0,156727475</text:p>
          </table:table-cell>
          <table:table-cell table:style-name="ce11" office:value-type="float" office:value="0.316359115" calcext:value-type="float">
            <text:p>0,3163591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7:01:55.824501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12:38:53.461943265</meta:creation-date>
    <meta:editing-duration>PT40M43S</meta:editing-duration>
    <meta:editing-cycles>10</meta:editing-cycles>
    <meta:generator>LibreOffice/5.1.6.2$Linux_X86_64 LibreOffice_project/10m0$Build-2</meta:generator>
    <dc:date>2017-03-05T17:45:41.030912346</dc:date>
    <meta:document-statistic meta:table-count="1" meta:cell-count="1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title svg:x="6.83cm" svg:y="0.316cm" chart:style-name="ch2">
          <text:p>PC LOCAL</text:p>
        </chart:title>
        <chart:legend chart:legend-position="end" svg:x="10.234cm" svg:y="3.705cm" style:legend-expansion="high" chart:style-name="ch3"/>
        <chart:plot-area chart:style-name="ch4" table:cell-range-address="Hoja1.A4:Hoja1.A4 Hoja1.B5:Hoja1.E15 Hoja1.C4:Hoja1.E4" chart:data-source-has-labels="row" svg:x="1.33cm" svg:y="1.275cm" svg:width="8.585cm" svg:height="6.569cm">
          <chartooo:coordinate-region svg:x="2.613cm" svg:y="1.474cm" svg:width="6.467cm" svg:height="5.723cm"/>
          <chart:axis chart:dimension="x" chart:name="primary-x" chart:style-name="ch5">
            <chart:title svg:x="5.168cm" svg:y="8.024cm" chart:style-name="ch6">
              <text:p>Bytes</text:p>
            </chart:title>
          </chart:axis>
          <chart:axis chart:dimension="y" chart:name="primary-y" chart:style-name="ch7">
            <chart:title svg:x="0.451cm" svg:y="5.145cm" chart:style-name="ch8">
              <text:p>Tiempo</text:p>
            </chart:title>
            <chart:grid chart:style-name="ch9" chart:class="major"/>
          </chart:axis>
          <chart:series chart:style-name="ch10" chart:values-cell-range-address="Hoja1.C5:Hoja1.C15" chart:label-cell-address="Hoja1.C4:Hoja1.C4" chart:class="chart:scatter">
            <chart:domain table:cell-range-address="Hoja1.B5:Hoja1.B15"/>
            <chart:data-point chart:repeated="11"/>
          </chart:series>
          <chart:series chart:style-name="ch11" chart:values-cell-range-address="Hoja1.D5:Hoja1.D15" chart:label-cell-address="Hoja1.D4:Hoja1.D4" chart:class="chart:scatter">
            <chart:data-point chart:repeated="11"/>
          </chart:series>
          <chart:series chart:style-name="ch12" chart:values-cell-range-address="Hoja1.E5:Hoja1.E15" chart:label-cell-address="Hoja1.E4:Hoja1.E4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, locales</text:p>
                <draw:g>
                  <svg:desc>Hoja1.C4:Hoja1.C4</svg:desc>
                </draw:g>
              </table:table-cell>
              <table:table-cell office:value-type="string">
                <text:p>Tiempo para vect, globales</text:p>
                <draw:g>
                  <svg:desc>Hoja1.D4:Hoja1.D4</svg:desc>
                </draw:g>
              </table:table-cell>
              <table:table-cell office:value-type="string">
                <text:p>Tiempo para vect, dinámicos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Hoja1.B5:Hoja1.B15</svg:desc>
                </draw:g>
              </table:table-cell>
              <table:table-cell office:value-type="float" office:value="0.000173914">
                <text:p>0.000173914</text:p>
                <draw:g>
                  <svg:desc>Hoja1.C5:Hoja1.C15</svg:desc>
                </draw:g>
              </table:table-cell>
              <table:table-cell office:value-type="float" office:value="0.000597002">
                <text:p>0.000597002</text:p>
                <draw:g>
                  <svg:desc>Hoja1.D5:Hoja1.D15</svg:desc>
                </draw:g>
              </table:table-cell>
              <table:table-cell office:value-type="float" office:value="0.000499794">
                <text:p>0.000499794</text:p>
                <draw:g>
                  <svg:desc>Hoja1.E5:Hoja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591345">
                <text:p>0.000591345</text:p>
              </table:table-cell>
              <table:table-cell office:value-type="float" office:value="0.001030828">
                <text:p>0.001030828</text:p>
              </table:table-cell>
              <table:table-cell office:value-type="float" office:value="0.001241893">
                <text:p>0.0012418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1030832">
                <text:p>0.001030832</text:p>
              </table:table-cell>
              <table:table-cell office:value-type="float" office:value="0.001440173">
                <text:p>0.001440173</text:p>
              </table:table-cell>
              <table:table-cell office:value-type="float" office:value="0.00231097">
                <text:p>0.00231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3025072">
                <text:p>0.003025072</text:p>
              </table:table-cell>
              <table:table-cell office:value-type="float" office:value="0.002905682">
                <text:p>0.002905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7505884">
                <text:p>0.007505884</text:p>
              </table:table-cell>
              <table:table-cell office:value-type="float" office:value="0.006161948">
                <text:p>0.006161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8830261">
                <text:p>0.008830261</text:p>
              </table:table-cell>
              <table:table-cell office:value-type="float" office:value="0.007859638">
                <text:p>0.007859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6285385">
                <text:p>0.016285385</text:p>
              </table:table-cell>
              <table:table-cell office:value-type="float" office:value="0.015012666">
                <text:p>0.015012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2872364">
                <text:p>0.032872364</text:p>
              </table:table-cell>
              <table:table-cell office:value-type="float" office:value="0.029822471">
                <text:p>0.0298224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69600036">
                <text:p>0.069600036</text:p>
              </table:table-cell>
              <table:table-cell office:value-type="float" office:value="0.05961574">
                <text:p>0.05961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28501006">
                <text:p>0.128501006</text:p>
              </table:table-cell>
              <table:table-cell office:value-type="float" office:value="0.130120098">
                <text:p>0.130120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31029924">
                <text:p>0.131029924</text:p>
              </table:table-cell>
              <table:table-cell office:value-type="float" office:value="0.244502163">
                <text:p>0.244502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column-mapping="0 1 2" chart:style-name="ch1">
        <chart:title svg:x="11.751cm" svg:y="0.528cm" chart:style-name="ch2">
          <text:p>ATCGRID</text:p>
        </chart:title>
        <chart:legend svg:x="10.789cm" svg:y="3.126cm" style:legend-expansion="custom" chartooo:width="4.851cm" chartooo:height="3.205cm" style:legend-expansion-aspect-ratio="1.51357254290172" chart:style-name="ch3"/>
        <chart:plot-area chart:style-name="ch4" table:cell-range-address="Hoja1.B20:Hoja1.E31" chart:data-source-has-labels="both" svg:x="0.719cm" svg:y="0.179cm" svg:width="10.425cm" svg:height="8.147cm">
          <chartooo:coordinate-region svg:x="2.002cm" svg:y="0.378cm" svg:width="8.307cm" svg:height="7.302cm"/>
          <chart:axis chart:dimension="x" chart:name="primary-x" chart:style-name="ch5" chartooo:axis-type="auto">
            <chart:title svg:x="5.477cm" svg:y="8.446cm" chart:style-name="ch6">
              <text:p>Bytes</text:p>
            </chart:title>
            <chart:categories table:cell-range-address="Hoja1.B21:Hoja1.B31"/>
          </chart:axis>
          <chart:axis chart:dimension="y" chart:name="primary-y" chart:style-name="ch7">
            <chart:title svg:x="0cm" svg:y="4.838cm" chart:style-name="ch8">
              <text:p>Tiempo</text:p>
            </chart:title>
            <chart:grid chart:style-name="ch9" chart:class="major"/>
          </chart:axis>
          <chart:series chart:style-name="ch10" chart:values-cell-range-address="Hoja1.C21:Hoja1.C31" chart:label-cell-address="Hoja1.C20:Hoja1.C20" chart:class="chart:scatter">
            <chart:domain table:cell-range-address="Hoja1.B21:Hoja1.B31"/>
            <chart:data-point chart:repeated="11"/>
          </chart:series>
          <chart:series chart:style-name="ch11" chart:values-cell-range-address="Hoja1.D21:Hoja1.D31" chart:label-cell-address="Hoja1.D20:Hoja1.D20" chart:class="chart:scatter">
            <chart:data-point chart:repeated="11"/>
          </chart:series>
          <chart:series chart:style-name="ch12" chart:values-cell-range-address="Hoja1.E21:Hoja1.E31" chart:label-cell-address="Hoja1.E20:Hoja1.E20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iempo para vect. locales</text:p>
                <draw:g>
                  <svg:desc>Hoja1.C20:Hoja1.C20</svg:desc>
                </draw:g>
              </table:table-cell>
              <table:table-cell office:value-type="string">
                <text:p>Tiempo para vect. Globales</text:p>
                <draw:g>
                  <svg:desc>Hoja1.D20:Hoja1.D20</svg:desc>
                </draw:g>
              </table:table-cell>
              <table:table-cell office:value-type="string">
                <text:p>Tiempo para vect. dinámicos</text:p>
                <draw:g>
                  <svg:desc>Hoja1.E20:Hoja1.E20</svg:desc>
                </draw:g>
              </table:table-cell>
            </table:table-row>
          </table:table-header-rows>
          <table:table-rows>
            <table:table-row>
              <table:table-cell office:value-type="float" office:value="524288">
                <text:p>524288</text:p>
                <draw:g>
                  <svg:desc>Hoja1.B21:Hoja1.B31</svg:desc>
                </draw:g>
              </table:table-cell>
              <table:table-cell office:value-type="float" office:value="524288">
                <text:p>524288</text:p>
                <draw:g>
                  <svg:desc>Hoja1.B21:Hoja1.B31</svg:desc>
                </draw:g>
              </table:table-cell>
              <table:table-cell office:value-type="float" office:value="0.000385803">
                <text:p>0.000385803</text:p>
                <draw:g>
                  <svg:desc>Hoja1.C21:Hoja1.C31</svg:desc>
                </draw:g>
              </table:table-cell>
              <table:table-cell office:value-type="float" office:value="0.000286567">
                <text:p>0.000286567</text:p>
                <draw:g>
                  <svg:desc>Hoja1.D21:Hoja1.D31</svg:desc>
                </draw:g>
              </table:table-cell>
              <table:table-cell office:value-type="float" office:value="0.000381345">
                <text:p>0.000381345</text:p>
                <draw:g>
                  <svg:desc>Hoja1.E21:Hoja1.E31</svg:desc>
                </draw:g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48576">
                <text:p>1048576</text:p>
              </table:table-cell>
              <table:table-cell office:value-type="float" office:value="0.000763983">
                <text:p>0.000763983</text:p>
              </table:table-cell>
              <table:table-cell office:value-type="float" office:value="0.000804386">
                <text:p>0.000804386</text:p>
              </table:table-cell>
              <table:table-cell office:value-type="float" office:value="0.000770262">
                <text:p>0.00077026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2097152">
                <text:p>2097152</text:p>
              </table:table-cell>
              <table:table-cell office:value-type="float" office:value="0.001523867">
                <text:p>0.001523867</text:p>
              </table:table-cell>
              <table:table-cell office:value-type="float" office:value="0.001547647">
                <text:p>0.001547647</text:p>
              </table:table-cell>
              <table:table-cell office:value-type="float" office:value="0.001524485">
                <text:p>0.001524485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2778879">
                <text:p>0.002778879</text:p>
              </table:table-cell>
              <table:table-cell office:value-type="float" office:value="0.003118821">
                <text:p>0.00311882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5065095">
                <text:p>0.005065095</text:p>
              </table:table-cell>
              <table:table-cell office:value-type="float" office:value="0.005124161">
                <text:p>0.00512416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10061922">
                <text:p>0.010061922</text:p>
              </table:table-cell>
              <table:table-cell office:value-type="float" office:value="0.009932724">
                <text:p>0.009932724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995498">
                <text:p>0.01995498</text:p>
              </table:table-cell>
              <table:table-cell office:value-type="float" office:value="0.019673438">
                <text:p>0.019673438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39712216">
                <text:p>0.039712216</text:p>
              </table:table-cell>
              <table:table-cell office:value-type="float" office:value="0.039542189">
                <text:p>0.039542189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78091319">
                <text:p>0.078091319</text:p>
              </table:table-cell>
              <table:table-cell office:value-type="float" office:value="0.078714328">
                <text:p>0.078714328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57049801">
                <text:p>0.157049801</text:p>
              </table:table-cell>
              <table:table-cell office:value-type="float" office:value="0.157716293">
                <text:p>0.157716293</text:p>
              </table:table-cell>
            </table:table-row>
            <table:table-row>
              <table:table-cell office:value-type="float" office:value="536870912">
                <text:p>536870912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156727475">
                <text:p>0.156727475</text:p>
              </table:table-cell>
              <table:table-cell office:value-type="float" office:value="0.316359115">
                <text:p>0.3163591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